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14.16cm" svg:height="13.393cm" svg:x="0.363cm" svg:y="-8.809cm">
          <text:p text:style-name="P1">Boucle principale</text:p>
          <text:p text:style-name="P1">(IA)</text:p>
          <text:p text:style-name="P1"/>
          <text:p text:style-name="P2">1. check les eventuelles erreurs</text:p>
          <text:p text:style-name="P2">2. si il y en a les résoudre</text:p>
          <text:p text:style-name="P2">3. sinon voir ce que veux la stratégie</text:p>
          <text:p text:style-name="P2">4. si elle veut envoyer un ordre l'envoyer</text:p>
          <text:p text:style-name="P2">5. si elle veut une réponse checker la réponse</text:p>
          <text:p text:style-name="P2">6. si il y a erreur sur la réponse, traiter l'erreu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9.143cm" svg:height="7.881cm" svg:x="10.285cm" svg:y="17.142cm">
          <text:p text:style-name="P1">Thread</text:p>
          <text:p text:style-name="P1">LoopRcv</text:p>
          <text:p text:style-name="P1">(1 par carte et </text:p>
          <text:p text:style-name="P1">un pour la cam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142cm" svg:height="7.999cm" svg:x="-3.19cm" svg:y="17.38cm">
          <text:p text:style-name="P1">Thread</text:p>
          <text:p text:style-name="P1">LoopCmd</text:p>
          <text:p text:style-name="P1">(1 par carte,</text:p>
          <text:p text:style-name="P1">0 pour la cam)</text:p>
          <text:p text:style-name="P1"/>
          <text:p text:style-name="P1">(FIFO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0.881cm" svg:y2="17.38cm" draw:start-shape="id1" draw:start-glue-point="2" draw:end-shape="id2" draw:end-glue-point="0" svg:d="m6951 13952v1713h-6070v1715">
          <text:p text:style-name="P1"/>
          <text:p text:style-name="P1">addCmd</text:p>
        </draw:connector>
        <draw:custom-shape draw:style-name="gr3" draw:text-style-name="P1" draw:id="id3" draw:layer="layout" svg:width="10.191cm" svg:height="12.095cm" svg:x="2.142cm" svg:y="31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85cm" svg:height="1.809cm" svg:x="4cm" svg:y="35.476cm">
          <text:p text:style-name="P1">Arduno</text:p>
          <text:p text:style-name="P1">Pinces + shar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14cm" svg:height="1.856cm" svg:x="3.952cm" svg:y="38.237cm">
          <text:p text:style-name="P1">Arduno</text:p>
          <text:p text:style-name="P1">???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81cm" svg:height="2.095cm" svg:x="4.095cm" svg:y="32.666cm">
          <text:p text:style-name="P1">Arduno</text:p>
          <text:p text:style-name="P1">asserv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0.881cm" svg:y1="25.379cm" svg:x2="7.237cm" svg:y2="31.095cm" draw:start-shape="id2" draw:start-glue-point="2" draw:end-shape="id3" draw:end-glue-point="0" svg:d="m881 25379v2857h6356v2859">
          <text:p text:style-name="P1">Cmd</text:p>
        </draw:connector>
        <draw:connector draw:style-name="gr2" draw:text-style-name="P1" draw:layer="layout" svg:x1="12.333cm" svg:y1="37.142cm" svg:x2="14.856cm" svg:y2="25.023cm" draw:start-shape="id3" draw:start-glue-point="1" draw:end-shape="id4" svg:d="m12333 37142h2523v-12119">
          <text:p text:style-name="P1">Reponse</text:p>
          <text:p text:style-name="P1">Et</text:p>
          <text:p text:style-name="P1">Erreurs</text:p>
        </draw:connector>
        <draw:custom-shape draw:style-name="gr1" draw:text-style-name="P1" draw:id="id5" draw:layer="layout" svg:width="5.858cm" svg:height="2.857cm" svg:x="3.903cm" svg:y="-13.523cm">
          <text:p text:style-name="P1">Utilisate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832cm" svg:y1="-10.666cm" svg:x2="7.443cm" svg:y2="-8.809cm" draw:start-shape="id5" draw:end-shape="id6" draw:end-glue-point="0" svg:d="m6832-10666v928h611v929">
          <text:p/>
        </draw:connector>
        <draw:custom-shape draw:style-name="gr1" draw:text-style-name="P1" draw:layer="layout" svg:width="6.476cm" svg:height="2.143cm" svg:x="4.047cm" svg:y="40.714cm">
          <text:p text:style-name="P1">Visi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619cm" svg:height="5.905cm" svg:x="3.142cm" svg:y="8.04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14.856cm" svg:y2="17.142cm" draw:start-shape="id1" draw:start-glue-point="2" draw:end-shape="id4" svg:d="m6951 13952v1594h7905v1596">
          <text:p text:style-name="P1">getRcv</text:p>
        </draw:connector>
        <draw:connector draw:style-name="gr5" draw:text-style-name="P1" draw:layer="layout" svg:x1="7.443cm" svg:y1="4.584cm" svg:x2="6.951cm" svg:y2="8.047cm" draw:start-shape="id6" draw:start-glue-point="2" draw:end-shape="id1" draw:end-glue-point="0" svg:d="m7443 4584v1731h-492v1732">
          <text:p text:style-name="P1">Envoie d'ordre</text:p>
          <text:p text:style-name="P1">Et</text:p>
          <text:p text:style-name="P1">Demande de répons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1-25T21:22:24</meta:creation-date>
    <dc:date>2011-01-27T12:19:06</dc:date>
    <dc:creator>Thomas </dc:creator>
    <meta:editing-duration>PT00H48M53S</meta:editing-duration>
    <meta:editing-cycles>16</meta:editing-cycles>
    <meta:generator>OpenOffice.org/3.2$Linux OpenOffice.org_project/320m12$Build-9483</meta:generator>
    <meta:document-statistic meta:object-count="16"/>
  </office:meta>
</office:document-meta>
</file>